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bd0" officeooo:paragraph-rsid="00041bd0"/>
    </style:style>
    <style:style style:name="T1" style:family="text">
      <style:text-properties officeooo:rsid="00041b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: Idee</text:p>
      <text:p text:style-name="P1"/>
      <text:p text:style-name="Standard">Gregor recherchiert die Legende der Weber und erklärt dabei das Konzept von Energiefäden.</text:p>
      <text:p text:style-name="Standard"/>
      <text:p text:style-name="Standard">- Magie entsteht beim Sterben von Dingen</text:p>
      <text:p text:style-name="Standard">– Magie ist <text:span text:style-name="T1">endlich</text:span></text:p>
      <text:p text:style-name="Standard">– Magie kann nur so viel <text:span text:style-name="T1">b</text:span>ewirken wie sie vernichtet: <text:span text:style-name="T1">Umwandlungsprinz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43:03.896168776</meta:creation-date>
    <dc:date>2017-09-19T12:44:10.707824270</dc:date>
    <meta:editing-duration>PT1M6S</meta:editing-duration>
    <meta:editing-cycles>1</meta:editing-cycles>
    <meta:document-statistic meta:table-count="0" meta:image-count="0" meta:object-count="0" meta:page-count="1" meta:paragraph-count="5" meta:word-count="35" meta:character-count="233" meta:non-whitespace-character-count="201"/>
    <meta:generator>LibreOffice/5.4.1.2.0$Linux_X86_64 LibreOffice_project/40m0$Build-2</meta:generator>
  </office:meta>
</office:document-meta>
</file>